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173in"/>
    </style:style>
    <style:style style:name="co2" style:family="table-column">
      <style:table-column-properties fo:break-before="auto" style:column-width="1.3201in"/>
    </style:style>
    <style:style style:name="co3" style:family="table-column">
      <style:table-column-properties fo:break-before="auto" style:column-width="0.878in"/>
    </style:style>
    <style:style style:name="co4" style:family="table-column">
      <style:table-column-properties fo:break-before="auto" style:column-width="0.24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84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8736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16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6" table:default-cell-style-name="Default"/>
        <table:table-column table:style-name="co10" table:default-cell-style-name="Default"/>
        <table:table-row table:style-name="ro1">
          <table:table-cell office:value-type="string">
            <text:p>K [kp]</text:p>
          </table:table-cell>
          <table:table-cell office:value-type="string">
            <text:p>l</text:p>
          </table:table-cell>
          <table:table-cell office:value-type="string">
            <text:p><text:s/>n</text:p>
          </table:table-cell>
          <table:table-cell office:value-type="string">
            <text:p><text:s/>f</text:p>
          </table:table-cell>
          <table:table-cell/>
          <table:table-cell office:value-type="string">
            <text:p>mu</text:p>
          </table:table-cell>
          <table:table-cell office:value-type="string">
            <text:p>v</text:p>
          </table:table-cell>
          <table:table-cell office:value-type="string">
            <text:p>K <text:s/>[N]</text:p>
          </table:table-cell>
          <table:table-cell office:value-type="string">
            <text:p>dichte [kg/m^3]</text:p>
          </table:table-cell>
          <table:table-cell office:value-type="string">
            <text:p>r</text:p>
          </table:table-cell>
          <table:table-cell table:number-columns-repeated="4"/>
          <table:table-cell office:value-type="string">
            <text:p>f ber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55.5">
            <text:p>55.5</text:p>
          </table:table-cell>
          <table:table-cell/>
          <table:table-cell table:formula="of:=(([.C2]^2)*[.H2])/(4*([.D2]^2))" office:value-type="float" office:value="0.000795929713497281">
            <text:p>0.0007959297</text:p>
          </table:table-cell>
          <table:table-cell table:formula="of:=SQRT([.A2]/[.L8])" office:value-type="float" office:value="33.3856866015123">
            <text:p>33.3856866015</text:p>
          </table:table-cell>
          <table:table-cell table:formula="of:=[.A2]*9.80665" office:value-type="float" office:value="9.80665">
            <text:p>9.80665</text:p>
          </table:table-cell>
          <table:table-cell table:formula="of:=7.86*1000" office:value-type="float" office:value="7860">
            <text:p>7860</text:p>
          </table:table-cell>
          <table:table-cell office:value-type="float" office:value="0.0002">
            <text:p>0.0002</text:p>
          </table:table-cell>
          <table:table-cell table:formula="of:=([.J2]^2)*PI()*[.I2]" office:value-type="float" office:value="0.000987716730288631">
            <text:p>0.0009877167</text:p>
          </table:table-cell>
          <table:table-cell table:number-columns-repeated="3"/>
          <table:table-cell table:formula="of:=([.C2]/2)*SQRT([.H2]/[.L$8])" office:value-type="float" office:value="52.2745923026609">
            <text:p>52.2745923027</text:p>
          </table:table-cell>
          <table:table-cell/>
          <table:table-cell table:formula="of:=([.D2]-[.O2])^2" office:value-type="float" office:value="10.4032548140543">
            <text:p>10.4032548141</text:p>
          </table:table-cell>
          <table:table-cell table:number-columns-repeated="4"/>
          <table:table-cell table:formula="of:=SQRT( (([.C2]*[.C2])/(16*[.H2]*[.L$8]))*0.5*0.5 + (([.C2]*[.C2]*[.H2])/(16*[.L$8]*[.L$8]*[.L$8]))*[.L$9]*[.L$9] )" office:value-type="float" office:value="1.60497494470031">
            <text:p>1.604974944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/>
          <table:table-cell table:formula="of:=(([.C3]^2)*[.H3])/(4*([.D3]^2))" office:value-type="float" office:value="0.000872788358846564">
            <text:p>0.0008727884</text:p>
          </table:table-cell>
          <table:table-cell table:formula="of:=SQRT([.A3]/[.L8])" office:value-type="float" office:value="33.3856866015123">
            <text:p>33.3856866015</text:p>
          </table:table-cell>
          <table:table-cell table:formula="of:=[.A3]*9.80665" office:value-type="float" office:value="9.80665">
            <text:p>9.80665</text:p>
          </table:table-cell>
          <table:table-cell table:number-columns-repeated="6"/>
          <table:table-cell table:formula="of:=([.C3]/2)*SQRT([.H3]/[.L$8])" office:value-type="float" office:value="104.549184605322">
            <text:p>104.5491846053</text:p>
          </table:table-cell>
          <table:table-cell/>
          <table:table-cell table:formula="of:=([.D3]-[.O3])^2" office:value-type="float" office:value="2.10486530943522">
            <text:p>2.1048653094</text:p>
          </table:table-cell>
          <table:table-cell table:number-columns-repeated="4"/>
          <table:table-cell table:formula="of:=SQRT( (([.C3]*[.C3])/(16*[.H3]*[.L$8]))*0.5*0.5 + (([.C3]*[.C3]*[.H3])/(16*[.L$8]*[.L$8]*[.L$8]))*[.L$9]*[.L$9] )" office:value-type="float" office:value="3.20994988940062">
            <text:p>3.209949889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6.5">
            <text:p>156.5</text:p>
          </table:table-cell>
          <table:table-cell/>
          <table:table-cell table:formula="of:=(([.C4]^2)*[.H4])/(4*([.D4]^2))" office:value-type="float" office:value="0.000900895691494248">
            <text:p>0.0009008957</text:p>
          </table:table-cell>
          <table:table-cell table:formula="of:=SQRT([.A4]/[.L8])" office:value-type="float" office:value="33.3856866015123">
            <text:p>33.3856866015</text:p>
          </table:table-cell>
          <table:table-cell table:formula="of:=[.A4]*9.80665" office:value-type="float" office:value="9.80665">
            <text:p>9.80665</text:p>
          </table:table-cell>
          <table:table-cell table:number-columns-repeated="6"/>
          <table:table-cell table:formula="of:=([.C4]/2)*SQRT([.H4]/[.L$8])" office:value-type="float" office:value="156.823776907983">
            <text:p>156.823776908</text:p>
          </table:table-cell>
          <table:table-cell/>
          <table:table-cell table:formula="of:=([.D4]-[.O4])^2" office:value-type="float" office:value="0.104831486142859">
            <text:p>0.1048314861</text:p>
          </table:table-cell>
          <table:table-cell table:number-columns-repeated="4"/>
          <table:table-cell table:formula="of:=SQRT( (([.C4]*[.C4])/(16*[.H4]*[.L$8]))*0.5*0.5 + (([.C4]*[.C4]*[.H4])/(16*[.L$8]*[.L$8]*[.L$8]))*[.L$9]*[.L$9] )" office:value-type="float" office:value="4.81492483410093">
            <text:p>4.814924834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0">
            <text:p>210</text:p>
          </table:table-cell>
          <table:table-cell/>
          <table:table-cell table:formula="of:=(([.C5]^2)*[.H5])/(4*([.D5]^2))" office:value-type="float" office:value="0.000889492063492063">
            <text:p>0.0008894921</text:p>
          </table:table-cell>
          <table:table-cell table:formula="of:=SQRT([.A5]/[.L$8])" office:value-type="float" office:value="33.3856866015123">
            <text:p>33.3856866015</text:p>
          </table:table-cell>
          <table:table-cell table:formula="of:=[.A5]*9.80665" office:value-type="float" office:value="9.80665">
            <text:p>9.80665</text:p>
          </table:table-cell>
          <table:table-cell table:number-columns-repeated="6"/>
          <table:table-cell table:formula="of:=([.C5]/2)*SQRT([.H5]/[.L$8])" office:value-type="float" office:value="209.098369210644">
            <text:p>209.0983692106</text:p>
          </table:table-cell>
          <table:table-cell/>
          <table:table-cell table:formula="of:=([.D5]-[.O5])^2" office:value-type="float" office:value="0.8129380803154">
            <text:p>0.8129380803</text:p>
          </table:table-cell>
          <table:table-cell table:number-columns-repeated="4"/>
          <table:table-cell table:formula="of:=SQRT( (([.C5]*[.C5])/(16*[.H5]*[.L$8]))*0.5*0.5 + (([.C5]*[.C5]*[.H5])/(16*[.L$8]*[.L$8]*[.L$8]))*[.L$9]*[.L$9] )" office:value-type="float" office:value="6.41989977880124">
            <text:p>6.419899778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/>
          <table:table-cell table:formula="of:=(([.C6]^2)*[.H6])/(4*([.D6]^2))" office:value-type="float" office:value="0.000935235023498535">
            <text:p>0.000935235</text:p>
          </table:table-cell>
          <table:table-cell table:formula="of:=SQRT([.A6]/[.L$8])" office:value-type="float" office:value="33.3856866015123">
            <text:p>33.3856866015</text:p>
          </table:table-cell>
          <table:table-cell table:formula="of:=[.A6]*9.80665" office:value-type="float" office:value="9.80665">
            <text:p>9.80665</text:p>
          </table:table-cell>
          <table:table-cell table:number-columns-repeated="6"/>
          <table:table-cell table:formula="of:=([.C6]/2)*SQRT([.H6]/[.L$8])" office:value-type="float" office:value="261.372961513305">
            <text:p>261.3729615133</text:p>
          </table:table-cell>
          <table:table-cell/>
          <table:table-cell table:formula="of:=([.D6]-[.O6])^2" office:value-type="float" office:value="28.8687154234516">
            <text:p>28.8687154235</text:p>
          </table:table-cell>
          <table:table-cell table:number-columns-repeated="4"/>
          <table:table-cell table:formula="of:=SQRT( (([.C6]*[.C6])/(16*[.H6]*[.L$8]))*0.5*0.5 + (([.C6]*[.C6]*[.H6])/(16*[.L$8]*[.L$8]*[.L$8]))*[.L$9]*[.L$9] )" office:value-type="float" office:value="8.02487472350155">
            <text:p>8.024874723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13.9">
            <text:p>313.9</text:p>
          </table:table-cell>
          <table:table-cell/>
          <table:table-cell table:formula="of:=(([.C7]^2)*[.H7])/(4*([.D7]^2))" office:value-type="float" office:value="0.00089573708194425">
            <text:p>0.0008957371</text:p>
          </table:table-cell>
          <table:table-cell table:formula="of:=SQRT([.A7]/[.L$8])" office:value-type="float" office:value="33.3856866015123">
            <text:p>33.3856866015</text:p>
          </table:table-cell>
          <table:table-cell table:formula="of:=[.A7]*9.80665" office:value-type="float" office:value="9.80665">
            <text:p>9.80665</text:p>
          </table:table-cell>
          <table:table-cell table:number-columns-repeated="6"/>
          <table:table-cell table:formula="of:=([.C7]/2)*SQRT([.H7]/[.L$8])" office:value-type="float" office:value="313.647553815965">
            <text:p>313.647553816</text:p>
          </table:table-cell>
          <table:table-cell/>
          <table:table-cell table:formula="of:=([.D7]-[.O7])^2" office:value-type="float" office:value="0.0637290758335863">
            <text:p>0.0637290758</text:p>
          </table:table-cell>
          <table:table-cell table:number-columns-repeated="4"/>
          <table:table-cell table:formula="of:=SQRT( (([.C7]*[.C7])/(16*[.H7]*[.L$8]))*0.5*0.5 + (([.C7]*[.C7]*[.H7])/(16*[.L$8]*[.L$8]*[.L$8]))*[.L$9]*[.L$9] )" office:value-type="float" office:value="9.62984966820187">
            <text:p>9.62984966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61">
            <text:p>361</text:p>
          </table:table-cell>
          <table:table-cell/>
          <table:table-cell table:formula="of:=(([.C8]^2)*[.H8])/(4*([.D8]^2))" office:value-type="float" office:value="0.00092181200650701">
            <text:p>0.000921812</text:p>
          </table:table-cell>
          <table:table-cell table:formula="of:=SQRT([.A8]/[.L$8])" office:value-type="float" office:value="33.3856866015123">
            <text:p>33.3856866015</text:p>
          </table:table-cell>
          <table:table-cell table:formula="of:=[.A8]*9.80665" office:value-type="float" office:value="9.80665">
            <text:p>9.80665</text:p>
          </table:table-cell>
          <table:table-cell table:number-columns-repeated="2"/>
          <table:table-cell office:value-type="string">
            <text:p>Mittelwert mu:</text:p>
          </table:table-cell>
          <table:table-cell table:formula="of:=AVERAGE([.F2:.F21])" office:value-type="float" office:value="0.000897179569899317">
            <text:p>0.0008971796</text:p>
          </table:table-cell>
          <table:table-cell table:formula="of:=LOG([.L8])" office:value-type="float" office:value="-3.0471206245017">
            <text:p>-3.0471206245</text:p>
          </table:table-cell>
          <table:table-cell/>
          <table:table-cell table:formula="of:=([.C8]/2)*SQRT([.H8]/[.L$8])" office:value-type="float" office:value="365.922146118626">
            <text:p>365.9221461186</text:p>
          </table:table-cell>
          <table:table-cell/>
          <table:table-cell table:formula="of:=([.D8]-[.O8])^2" office:value-type="float" office:value="24.2275224131085">
            <text:p>24.2275224131</text:p>
          </table:table-cell>
          <table:table-cell table:number-columns-repeated="4"/>
          <table:table-cell table:formula="of:=SQRT( (([.C8]*[.C8])/(16*[.H8]*[.L$8]))*0.5*0.5 + (([.C8]*[.C8]*[.H8])/(16*[.L$8]*[.L$8]*[.L$8]))*[.L$9]*[.L$9] )" office:value-type="float" office:value="11.2348246129022">
            <text:p>11.234824612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17">
            <text:p>417</text:p>
          </table:table-cell>
          <table:table-cell/>
          <table:table-cell table:formula="of:=(([.C9]^2)*[.H9])/(4*([.D9]^2))" office:value-type="float" office:value="0.000902336548027765">
            <text:p>0.0009023365</text:p>
          </table:table-cell>
          <table:table-cell table:formula="of:=SQRT([.A9]/[.L$8])" office:value-type="float" office:value="33.3856866015123">
            <text:p>33.3856866015</text:p>
          </table:table-cell>
          <table:table-cell table:formula="of:=[.A9]*9.80665" office:value-type="float" office:value="9.80665">
            <text:p>9.80665</text:p>
          </table:table-cell>
          <table:table-cell table:number-columns-repeated="2"/>
          <table:table-cell office:value-type="string">
            <text:p>Standartabw. Mu:</text:p>
          </table:table-cell>
          <table:table-cell table:formula="of:=STDEVP([.F2:.F21])" office:value-type="float" office:value="0.0000307025310769703">
            <text:p>3.07025310769703E-005</text:p>
          </table:table-cell>
          <table:table-cell table:number-columns-repeated="2"/>
          <table:table-cell table:formula="of:=([.C9]/2)*SQRT([.H9]/[.L$8])" office:value-type="float" office:value="418.196738421287">
            <text:p>418.1967384213</text:p>
          </table:table-cell>
          <table:table-cell/>
          <table:table-cell table:formula="of:=([.D9]-[.O9])^2" office:value-type="float" office:value="1.4321828489851">
            <text:p>1.432182849</text:p>
          </table:table-cell>
          <table:table-cell table:number-columns-repeated="4"/>
          <table:table-cell table:formula="of:=SQRT( (([.C9]*[.C9])/(16*[.H9]*[.L$8]))*0.5*0.5 + (([.C9]*[.C9]*[.H9])/(16*[.L$8]*[.L$8]*[.L$8]))*[.L$9]*[.L$9] )" office:value-type="float" office:value="12.8397995576025">
            <text:p>12.839799557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68">
            <text:p>468</text:p>
          </table:table-cell>
          <table:table-cell/>
          <table:table-cell table:formula="of:=(([.C10]^2)*[.H10])/(4*([.D10]^2))" office:value-type="float" office:value="0.000906679918639053">
            <text:p>0.0009066799</text:p>
          </table:table-cell>
          <table:table-cell table:formula="of:=SQRT([.A10]/[.L$8])" office:value-type="float" office:value="33.3856866015123">
            <text:p>33.3856866015</text:p>
          </table:table-cell>
          <table:table-cell table:formula="of:=[.A10]*9.80665" office:value-type="float" office:value="9.80665">
            <text:p>9.80665</text:p>
          </table:table-cell>
          <table:table-cell table:number-columns-repeated="6"/>
          <table:table-cell table:formula="of:=([.C10]/2)*SQRT([.H10]/[.L$8])" office:value-type="float" office:value="470.471330723948">
            <text:p>470.4713307239</text:p>
          </table:table-cell>
          <table:table-cell/>
          <table:table-cell table:formula="of:=([.D10]-[.O10])^2" office:value-type="float" office:value="6.10747554713005">
            <text:p>6.1074755471</text:p>
          </table:table-cell>
          <table:table-cell table:number-columns-repeated="4"/>
          <table:table-cell table:formula="of:=SQRT( (([.C10]*[.C10])/(16*[.H10]*[.L$8]))*0.5*0.5 + (([.C10]*[.C10]*[.H10])/(16*[.L$8]*[.L$8]*[.L$8]))*[.L$9]*[.L$9] )" office:value-type="float" office:value="14.4447745023028">
            <text:p>14.444774502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31.5">
            <text:p>531.5</text:p>
          </table:table-cell>
          <table:table-cell/>
          <table:table-cell table:formula="of:=(([.C11]^2)*[.H11])/(4*([.D11]^2))" office:value-type="float" office:value="0.000867868941537334">
            <text:p>0.0008678689</text:p>
          </table:table-cell>
          <table:table-cell table:formula="of:=SQRT([.A11]/[.L$8])" office:value-type="float" office:value="33.3856866015123">
            <text:p>33.3856866015</text:p>
          </table:table-cell>
          <table:table-cell table:formula="of:=[.A11]*9.80665" office:value-type="float" office:value="9.80665">
            <text:p>9.80665</text:p>
          </table:table-cell>
          <table:table-cell table:number-columns-repeated="6"/>
          <table:table-cell table:formula="of:=([.C11]/2)*SQRT([.H11]/[.L$8])" office:value-type="float" office:value="522.745923026609">
            <text:p>522.7459230266</text:p>
          </table:table-cell>
          <table:table-cell/>
          <table:table-cell table:formula="of:=([.D11]-[.O11])^2" office:value-type="float" office:value="76.6338636560539">
            <text:p>76.6338636561</text:p>
          </table:table-cell>
          <table:table-cell/>
          <table:table-cell table:formula="of:=SUM([.Q2:.Q11])/10" office:value-type="float" office:value="15.0759378654511">
            <text:p>15.0759378655</text:p>
          </table:table-cell>
          <table:table-cell table:number-columns-repeated="2"/>
          <table:table-cell table:formula="of:=SQRT( (([.C11]*[.C11])/(16*[.H11]*[.L$8]))*0.5*0.5 + (([.C11]*[.C11]*[.H11])/(16*[.L$8]*[.L$8]*[.L$8]))*[.L$9]*[.L$9] )" office:value-type="float" office:value="16.0497494470031">
            <text:p>16.049749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5.5">
            <text:p>75.5</text:p>
          </table:table-cell>
          <table:table-cell/>
          <table:table-cell table:formula="of:=(([.C12]^2)*[.H12])/(4*([.D12]^2))" office:value-type="float" office:value="0.00086019472830139">
            <text:p>0.0008601947</text:p>
          </table:table-cell>
          <table:table-cell table:formula="of:=SQRT([.A12]/[.L$8])" office:value-type="float" office:value="47.2144907809965">
            <text:p>47.214490781</text:p>
          </table:table-cell>
          <table:table-cell table:formula="of:=[.A12]*9.80665" office:value-type="float" office:value="19.6133">
            <text:p>19.6133</text:p>
          </table:table-cell>
          <table:table-cell table:number-columns-repeated="6"/>
          <table:table-cell table:formula="of:=([.C12]/2)*SQRT([.H12]/[.L$8])" office:value-type="float" office:value="73.9274374019473">
            <text:p>73.9274374019</text:p>
          </table:table-cell>
          <table:table-cell/>
          <table:table-cell table:formula="of:=([.D12]-[.O12])^2" office:value-type="float" office:value="2.47295312479439">
            <text:p>2.4729531248</text:p>
          </table:table-cell>
          <table:table-cell table:number-columns-repeated="4"/>
          <table:table-cell table:formula="of:=SQRT( (([.C12]*[.C12])/(16*[.H12]*[.L$8]))*0.5*0.5 + (([.C12]*[.C12]*[.H12])/(16*[.L$8]*[.L$8]*[.L$8]))*[.L$9]*[.L$9] )" office:value-type="float" office:value="1.57734908745536">
            <text:p>1.57734908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9.5">
            <text:p>149.5</text:p>
          </table:table-cell>
          <table:table-cell/>
          <table:table-cell table:formula="of:=(([.C13]^2)*[.H13])/(4*([.D13]^2))" office:value-type="float" office:value="0.00087754275679243">
            <text:p>0.0008775428</text:p>
          </table:table-cell>
          <table:table-cell table:formula="of:=SQRT([.A13]/[.L$8])" office:value-type="float" office:value="47.2144907809965">
            <text:p>47.214490781</text:p>
          </table:table-cell>
          <table:table-cell table:formula="of:=[.A13]*9.80665" office:value-type="float" office:value="19.6133">
            <text:p>19.6133</text:p>
          </table:table-cell>
          <table:table-cell table:number-columns-repeated="6"/>
          <table:table-cell table:formula="of:=([.C13]/2)*SQRT([.H13]/[.L$8])" office:value-type="float" office:value="147.854874803895">
            <text:p>147.8548748039</text:p>
          </table:table-cell>
          <table:table-cell/>
          <table:table-cell table:formula="of:=([.D13]-[.O13])^2" office:value-type="float" office:value="2.7064369108611">
            <text:p>2.7064369109</text:p>
          </table:table-cell>
          <table:table-cell table:number-columns-repeated="4"/>
          <table:table-cell table:formula="of:=SQRT( (([.C13]*[.C13])/(16*[.H13]*[.L$8]))*0.5*0.5 + (([.C13]*[.C13]*[.H13])/(16*[.L$8]*[.L$8]*[.L$8]))*[.L$9]*[.L$9] )" office:value-type="float" office:value="3.15469817491072">
            <text:p>3.15469817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1.3">
            <text:p>221.3</text:p>
          </table:table-cell>
          <table:table-cell/>
          <table:table-cell table:formula="of:=(([.C14]^2)*[.H14])/(4*([.D14]^2))" office:value-type="float" office:value="0.000901094546888339">
            <text:p>0.0009010945</text:p>
          </table:table-cell>
          <table:table-cell table:formula="of:=SQRT([.A14]/[.L$8])" office:value-type="float" office:value="47.2144907809965">
            <text:p>47.214490781</text:p>
          </table:table-cell>
          <table:table-cell table:formula="of:=[.A14]*9.80665" office:value-type="float" office:value="19.6133">
            <text:p>19.6133</text:p>
          </table:table-cell>
          <table:table-cell table:number-columns-repeated="6"/>
          <table:table-cell table:formula="of:=([.C14]/2)*SQRT([.H14]/[.L$8])" office:value-type="float" office:value="221.782312205842">
            <text:p>221.7823122058</text:p>
          </table:table-cell>
          <table:table-cell/>
          <table:table-cell table:formula="of:=([.D14]-[.O14])^2" office:value-type="float" office:value="0.232625063903949">
            <text:p>0.2326250639</text:p>
          </table:table-cell>
          <table:table-cell table:number-columns-repeated="4"/>
          <table:table-cell table:formula="of:=SQRT( (([.C14]*[.C14])/(16*[.H14]*[.L$8]))*0.5*0.5 + (([.C14]*[.C14]*[.H14])/(16*[.L$8]*[.L$8]*[.L$8]))*[.L$9]*[.L$9] )" office:value-type="float" office:value="4.73204726236608">
            <text:p>4.73204726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93.1">
            <text:p>293.1</text:p>
          </table:table-cell>
          <table:table-cell/>
          <table:table-cell table:formula="of:=(([.C15]^2)*[.H15])/(4*([.D15]^2))" office:value-type="float" office:value="0.000913227594156094">
            <text:p>0.0009132276</text:p>
          </table:table-cell>
          <table:table-cell table:formula="of:=SQRT([.A15]/[.L$8])" office:value-type="float" office:value="47.2144907809965">
            <text:p>47.214490781</text:p>
          </table:table-cell>
          <table:table-cell table:formula="of:=[.A15]*9.80665" office:value-type="float" office:value="19.6133">
            <text:p>19.6133</text:p>
          </table:table-cell>
          <table:table-cell table:number-columns-repeated="6"/>
          <table:table-cell table:formula="of:=([.C15]/2)*SQRT([.H15]/[.L$8])" office:value-type="float" office:value="295.709749607789">
            <text:p>295.7097496078</text:p>
          </table:table-cell>
          <table:table-cell/>
          <table:table-cell table:formula="of:=([.D15]-[.O15])^2" office:value-type="float" office:value="6.81079301535491">
            <text:p>6.8107930154</text:p>
          </table:table-cell>
          <table:table-cell table:number-columns-repeated="4"/>
          <table:table-cell table:formula="of:=SQRT( (([.C15]*[.C15])/(16*[.H15]*[.L$8]))*0.5*0.5 + (([.C15]*[.C15]*[.H15])/(16*[.L$8]*[.L$8]*[.L$8]))*[.L$9]*[.L$9] )" office:value-type="float" office:value="6.30939634982144">
            <text:p>6.30939634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67.7">
            <text:p>367.7</text:p>
          </table:table-cell>
          <table:table-cell/>
          <table:table-cell table:formula="of:=(([.C16]^2)*[.H16])/(4*([.D16]^2))" office:value-type="float" office:value="0.000906657855737091">
            <text:p>0.0009066579</text:p>
          </table:table-cell>
          <table:table-cell table:formula="of:=SQRT([.A16]/[.L$8])" office:value-type="float" office:value="47.2144907809965">
            <text:p>47.214490781</text:p>
          </table:table-cell>
          <table:table-cell table:formula="of:=[.A16]*9.80665" office:value-type="float" office:value="19.6133">
            <text:p>19.6133</text:p>
          </table:table-cell>
          <table:table-cell table:number-columns-repeated="6"/>
          <table:table-cell table:formula="of:=([.C16]/2)*SQRT([.H16]/[.L$8])" office:value-type="float" office:value="369.637187009736">
            <text:p>369.6371870097</text:p>
          </table:table-cell>
          <table:table-cell/>
          <table:table-cell table:formula="of:=([.D16]-[.O16])^2" office:value-type="float" office:value="3.75269351069109">
            <text:p>3.7526935107</text:p>
          </table:table-cell>
          <table:table-cell table:number-columns-repeated="4"/>
          <table:table-cell table:formula="of:=SQRT( (([.C16]*[.C16])/(16*[.H16]*[.L$8]))*0.5*0.5 + (([.C16]*[.C16]*[.H16])/(16*[.L$8]*[.L$8]*[.L$8]))*[.L$9]*[.L$9] )" office:value-type="float" office:value="7.88674543727681">
            <text:p>7.88674543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39.5">
            <text:p>439.5</text:p>
          </table:table-cell>
          <table:table-cell/>
          <table:table-cell table:formula="of:=(([.C17]^2)*[.H17])/(4*([.D17]^2))" office:value-type="float" office:value="0.000913851064077625">
            <text:p>0.0009138511</text:p>
          </table:table-cell>
          <table:table-cell table:formula="of:=SQRT([.A17]/[.L$8])" office:value-type="float" office:value="47.2144907809965">
            <text:p>47.214490781</text:p>
          </table:table-cell>
          <table:table-cell table:formula="of:=[.A17]*9.80665" office:value-type="float" office:value="19.6133">
            <text:p>19.6133</text:p>
          </table:table-cell>
          <table:table-cell table:number-columns-repeated="6"/>
          <table:table-cell table:formula="of:=([.C17]/2)*SQRT([.H17]/[.L$8])" office:value-type="float" office:value="443.564624411684">
            <text:p>443.5646244117</text:p>
          </table:table-cell>
          <table:table-cell/>
          <table:table-cell table:formula="of:=([.D17]-[.O17])^2" office:value-type="float" office:value="16.5211716080539">
            <text:p>16.5211716081</text:p>
          </table:table-cell>
          <table:table-cell table:number-columns-repeated="4"/>
          <table:table-cell table:formula="of:=SQRT( (([.C17]*[.C17])/(16*[.H17]*[.L$8]))*0.5*0.5 + (([.C17]*[.C17]*[.H17])/(16*[.L$8]*[.L$8]*[.L$8]))*[.L$9]*[.L$9] )" office:value-type="float" office:value="9.46409452473217">
            <text:p>9.46409452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11.8">
            <text:p>511.8</text:p>
          </table:table-cell>
          <table:table-cell/>
          <table:table-cell table:formula="of:=(([.C18]^2)*[.H18])/(4*([.D18]^2))" office:value-type="float" office:value="0.000917246782116341">
            <text:p>0.0009172468</text:p>
          </table:table-cell>
          <table:table-cell table:formula="of:=SQRT([.A18]/[.L$8])" office:value-type="float" office:value="47.2144907809965">
            <text:p>47.214490781</text:p>
          </table:table-cell>
          <table:table-cell table:formula="of:=[.A18]*9.80665" office:value-type="float" office:value="19.6133">
            <text:p>19.6133</text:p>
          </table:table-cell>
          <table:table-cell table:number-columns-repeated="6"/>
          <table:table-cell table:formula="of:=([.C18]/2)*SQRT([.H18]/[.L$8])" office:value-type="float" office:value="517.492061813631">
            <text:p>517.4920618136</text:p>
          </table:table-cell>
          <table:table-cell/>
          <table:table-cell table:formula="of:=([.D18]-[.O18])^2" office:value-type="float" office:value="32.399567690194">
            <text:p>32.3995676902</text:p>
          </table:table-cell>
          <table:table-cell table:number-columns-repeated="4"/>
          <table:table-cell table:formula="of:=SQRT( (([.C18]*[.C18])/(16*[.H18]*[.L$8]))*0.5*0.5 + (([.C18]*[.C18]*[.H18])/(16*[.L$8]*[.L$8]*[.L$8]))*[.L$9]*[.L$9] )" office:value-type="float" office:value="11.0414436121875">
            <text:p>11.04144361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87.8">
            <text:p>587.8</text:p>
          </table:table-cell>
          <table:table-cell/>
          <table:table-cell table:formula="of:=(([.C19]^2)*[.H19])/(4*([.D19]^2))" office:value-type="float" office:value="0.000908262723466062">
            <text:p>0.0009082627</text:p>
          </table:table-cell>
          <table:table-cell table:formula="of:=SQRT([.A19]/[.L$8])" office:value-type="float" office:value="47.2144907809965">
            <text:p>47.214490781</text:p>
          </table:table-cell>
          <table:table-cell table:formula="of:=[.A19]*9.80665" office:value-type="float" office:value="19.6133">
            <text:p>19.6133</text:p>
          </table:table-cell>
          <table:table-cell table:number-columns-repeated="6"/>
          <table:table-cell table:formula="of:=([.C19]/2)*SQRT([.H19]/[.L$8])" office:value-type="float" office:value="591.419499215578">
            <text:p>591.4194992156</text:p>
          </table:table-cell>
          <table:table-cell/>
          <table:table-cell table:formula="of:=([.D19]-[.O19])^2" office:value-type="float" office:value="13.1007745715706">
            <text:p>13.1007745716</text:p>
          </table:table-cell>
          <table:table-cell table:number-columns-repeated="4"/>
          <table:table-cell table:formula="of:=SQRT( (([.C19]*[.C19])/(16*[.H19]*[.L$8]))*0.5*0.5 + (([.C19]*[.C19]*[.H19])/(16*[.L$8]*[.L$8]*[.L$8]))*[.L$9]*[.L$9] )" office:value-type="float" office:value="12.6187926996429">
            <text:p>12.6187926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52.6">
            <text:p>652.6</text:p>
          </table:table-cell>
          <table:table-cell/>
          <table:table-cell table:formula="of:=(([.C20]^2)*[.H20])/(4*([.D20]^2))" office:value-type="float" office:value="0.000932570256469114">
            <text:p>0.0009325703</text:p>
          </table:table-cell>
          <table:table-cell table:formula="of:=SQRT([.A20]/[.L$8])" office:value-type="float" office:value="47.2144907809965">
            <text:p>47.214490781</text:p>
          </table:table-cell>
          <table:table-cell table:formula="of:=[.A20]*9.80665" office:value-type="float" office:value="19.6133">
            <text:p>19.6133</text:p>
          </table:table-cell>
          <table:table-cell table:number-columns-repeated="6"/>
          <table:table-cell table:formula="of:=([.C20]/2)*SQRT([.H20]/[.L$8])" office:value-type="float" office:value="665.346936617525">
            <text:p>665.3469366175</text:p>
          </table:table-cell>
          <table:table-cell/>
          <table:table-cell table:formula="of:=([.D20]-[.O20])^2" office:value-type="float" office:value="162.484393131208">
            <text:p>162.4843931312</text:p>
          </table:table-cell>
          <table:table-cell table:number-columns-repeated="4"/>
          <table:table-cell table:formula="of:=SQRT( (([.C20]*[.C20])/(16*[.H20]*[.L$8]))*0.5*0.5 + (([.C20]*[.C20]*[.H20])/(16*[.L$8]*[.L$8]*[.L$8]))*[.L$9]*[.L$9] )" office:value-type="float" office:value="14.1961417870983">
            <text:p>14.19614178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28.4">
            <text:p>728.4</text:p>
          </table:table-cell>
          <table:table-cell/>
          <table:table-cell table:formula="of:=(([.C21]^2)*[.H21])/(4*([.D21]^2))" office:value-type="float" office:value="0.000924167742497756">
            <text:p>0.0009241677</text:p>
          </table:table-cell>
          <table:table-cell table:formula="of:=SQRT([.A21]/[.L$8])" office:value-type="float" office:value="47.2144907809965">
            <text:p>47.214490781</text:p>
          </table:table-cell>
          <table:table-cell table:formula="of:=[.A21]*9.80665" office:value-type="float" office:value="19.6133">
            <text:p>19.6133</text:p>
          </table:table-cell>
          <table:table-cell table:number-columns-repeated="6"/>
          <table:table-cell table:formula="of:=([.C21]/2)*SQRT([.H21]/[.L$8])" office:value-type="float" office:value="739.274374019473">
            <text:p>739.2743740195</text:p>
          </table:table-cell>
          <table:table-cell/>
          <table:table-cell table:formula="of:=([.D21]-[.O21])^2" office:value-type="float" office:value="118.252010315381">
            <text:p>118.2520103154</text:p>
          </table:table-cell>
          <table:table-cell/>
          <table:table-cell table:formula="of:=SUM([.Q12:.Q21])/10" office:value-type="float" office:value="35.8733418942012">
            <text:p>35.8733418942</text:p>
          </table:table-cell>
          <table:table-cell table:number-columns-repeated="2"/>
          <table:table-cell table:formula="of:=SQRT( (([.C21]*[.C21])/(16*[.H21]*[.L$8]))*0.5*0.5 + (([.C21]*[.C21]*[.H21])/(16*[.L$8]*[.L$8]*[.L$8]))*[.L$9]*[.L$9] )" office:value-type="float" office:value="15.7734908745536">
            <text:p>15.7734908746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>
            <draw:frame table:end-cell-address="Sheet1.K91" table:end-x="0.7398in" table:end-y="0.1461in" draw:z-index="0" draw:style-name="gr1" svg:width="7.7591in" svg:height="11.2173in" svg:x="0.885in" svg:y="0.1461in">
              <draw:object draw:notify-on-update-of-ranges="Sheet1.O27:Sheet1.O27 Sheet1.D2:Sheet1.D11 Sheet1.C2:Sheet1.C11 Sheet1.V2:Sheet1.V11 Sheet1.V2:Sheet1.V11 Sheet1.O26:Sheet1.O26 Sheet1.O2:Sheet1.O11 Sheet1.C2:Sheet1.C11 Sheet1.O29:Sheet1.O29 Sheet1.D12:Sheet1.D21 Sheet1.C2:Sheet1.C11 Sheet1.O28:Sheet1.O28 Sheet1.O12:Sheet1.O21 Sheet1.C12:Sheet1.C21 Sheet1.V12:Sheet1.V21 Sheet1.V12:Sheet1.V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office:value-type="string">
            <text:p>Berechnung: f_K1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>
            <text:p>Messung: f_K1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>
            <text:p>Berechnung: f_K2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>
            <text:p>Messung: f_K2</text:p>
          </table:table-cell>
          <table:table-cell table:number-columns-repeated="7"/>
        </table:table-row>
        <table:table-row table:style-name="ro1" table:number-rows-repeated="1048546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CH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4/06/2012</text:date>, <text:time>20:0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4-06T20:02:27</dc:date>
    <meta:editing-duration>P1DT21H27M13S</meta:editing-duration>
    <meta:editing-cycles>13</meta:editing-cycles>
    <dc:creator>Andreas Zuber</dc:creator>
    <meta:document-statistic meta:table-count="1" meta:cell-count="2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50" chart:maximum="8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V2:Sheet1.V11" chart:error-lower-range="Sheet1.V2:Sheet1.V1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error-upper-indicator="true" chart:error-lower-indicator="true" chart:error-category="cell-range" chart:error-upper-range="Sheet1.V12:Sheet1.V21" chart:error-lower-range="Sheet1.V12:Sheet1.V21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09cm" svg:height="28.493cm" xlink:href=".." xlink:type="simple" chart:class="chart:scatter" chart:style-name="ch1">
        <chart:legend chart:legend-position="end" svg:x="16.175cm" svg:y="13.276cm" chart:style-name="ch2"/>
        <chart:plot-area chart:style-name="ch3" table:cell-range-address="Sheet1.C2:Sheet1.D11 Sheet1.O26:Sheet1.O28 Sheet1.O2:Sheet1.O21 Sheet1.O29:Sheet1.O29 Sheet1.D12:Sheet1.D21" chart:data-source-has-labels="row" svg:x="1.405cm" svg:y="2.411cm" svg:width="13.982cm" svg:height="24.532cm">
          <chartooo:coordinate-region svg:x="2.212cm" svg:y="2.411cm" svg:width="12.988cm" svg:height="23.885cm"/>
          <chart:axis chart:dimension="x" chart:name="primary-x" chart:style-name="ch4">
            <chart:title svg:x="7.161cm" svg:y="27.512cm" chart:style-name="ch5">
              <text:p>Wellenlänge [m]</text:p>
            </chart:title>
            <chart:grid chart:style-name="ch6" chart:class="major"/>
          </chart:axis>
          <chart:axis chart:dimension="y" chart:name="primary-y" chart:style-name="ch7">
            <chart:title svg:x="0.451cm" svg:y="15.713cm" chart:style-name="ch8">
              <text:p>Frequenz [Hz]</text:p>
            </chart:title>
            <chart:grid chart:style-name="ch6" chart:class="major"/>
            <chart:grid chart:style-name="ch6" chart:class="minor"/>
          </chart:axis>
          <chart:series chart:style-name="ch9" chart:values-cell-range-address="Sheet1.D2:Sheet1.D11" chart:label-cell-address="Sheet1.O27:Sheet1.O27" chart:class="chart:scatter">
            <chart:domain table:cell-range-address="Sheet1.C2:Sheet1.C11"/>
            <chart:error-indicator chart:style-name="ch10" chart:dimension="y"/>
            <chart:data-point chart:repeated="10"/>
          </chart:series>
          <chart:series chart:style-name="ch11" chart:values-cell-range-address="Sheet1.O2:Sheet1.O11" chart:label-cell-address="Sheet1.O26:Sheet1.O26" chart:class="chart:scatter">
            <chart:data-point chart:repeated="10"/>
          </chart:series>
          <chart:series chart:style-name="ch12" chart:values-cell-range-address="Sheet1.D12:Sheet1.D21" chart:label-cell-address="Sheet1.O29:Sheet1.O29" chart:class="chart:scatter">
            <chart:data-point chart:repeated="10"/>
          </chart:series>
          <chart:series chart:style-name="ch13" chart:values-cell-range-address="Sheet1.O12:Sheet1.O21" chart:label-cell-address="Sheet1.O28:Sheet1.O28" chart:class="chart:scatter">
            <chart:domain table:cell-range-address="Sheet1.C12:Sheet1.C21"/>
            <chart:error-indicator chart:style-name="ch10" chart:dimension="y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ssung: f_K1</text:p>
                <draw:g>
                  <svg:desc>Sheet1.O27:Sheet1.O27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olumn V</text:p>
              </table:table-cell>
              <table:table-cell office:value-type="string">
                <text:p>Berechnung: f_K1</text:p>
                <draw:g>
                  <svg:desc>Sheet1.O26:Sheet1.O26</svg:desc>
                </draw:g>
              </table:table-cell>
              <table:table-cell office:value-type="string">
                <text:p>Messung: f_K2</text:p>
                <draw:g>
                  <svg:desc>Sheet1.O29:Sheet1.O2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erechnung: f_K2</text:p>
                <draw:g>
                  <svg:desc>Sheet1.O28:Sheet1.O28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11</svg:desc>
                </draw:g>
              </table:table-cell>
              <table:table-cell office:value-type="float" office:value="55.5">
                <text:p>55.5</text:p>
                <draw:g>
                  <svg:desc>Sheet1.D2:Sheet1.D11</svg:desc>
                </draw:g>
              </table:table-cell>
              <table:table-cell office:value-type="float" office:value="1.60497494470031">
                <text:p>1.60497494470031</text:p>
                <draw:g>
                  <svg:desc>Sheet1.V2:Sheet1.V11</svg:desc>
                </draw:g>
              </table:table-cell>
              <table:table-cell office:value-type="float" office:value="1.60497494470031">
                <text:p>1.60497494470031</text:p>
                <draw:g>
                  <svg:desc>Sheet1.V2:Sheet1.V11</svg:desc>
                </draw:g>
              </table:table-cell>
              <table:table-cell office:value-type="float" office:value="52.2745923026609">
                <text:p>52.2745923026609</text:p>
                <draw:g>
                  <svg:desc>Sheet1.O2:Sheet1.O11</svg:desc>
                </draw:g>
              </table:table-cell>
              <table:table-cell office:value-type="float" office:value="75.5">
                <text:p>75.5</text:p>
                <draw:g>
                  <svg:desc>Sheet1.D12:Sheet1.D21</svg:desc>
                </draw:g>
              </table:table-cell>
              <table:table-cell office:value-type="float" office:value="1">
                <text:p>1</text:p>
                <draw:g>
                  <svg:desc>Sheet1.C12:Sheet1.C21</svg:desc>
                </draw:g>
              </table:table-cell>
              <table:table-cell office:value-type="float" office:value="73.9274374019473">
                <text:p>73.9274374019473</text:p>
                <draw:g>
                  <svg:desc>Sheet1.O12:Sheet1.O21</svg:desc>
                </draw:g>
              </table:table-cell>
              <table:table-cell office:value-type="float" office:value="1.57734908745536">
                <text:p>1.57734908745536</text:p>
                <draw:g>
                  <svg:desc>Sheet1.V12:Sheet1.V21</svg:desc>
                </draw:g>
              </table:table-cell>
              <table:table-cell office:value-type="float" office:value="1.57734908745536">
                <text:p>1.57734908745536</text:p>
                <draw:g>
                  <svg:desc>Sheet1.V12:Sheet1.V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6">
                <text:p>106</text:p>
              </table:table-cell>
              <table:table-cell office:value-type="float" office:value="3.20994988940062">
                <text:p>3.20994988940062</text:p>
              </table:table-cell>
              <table:table-cell office:value-type="float" office:value="3.20994988940062">
                <text:p>3.20994988940062</text:p>
              </table:table-cell>
              <table:table-cell office:value-type="float" office:value="104.549184605322">
                <text:p>104.549184605322</text:p>
              </table:table-cell>
              <table:table-cell office:value-type="float" office:value="149.5">
                <text:p>149.5</text:p>
              </table:table-cell>
              <table:table-cell office:value-type="float" office:value="2">
                <text:p>2</text:p>
              </table:table-cell>
              <table:table-cell office:value-type="float" office:value="147.854874803895">
                <text:p>147.854874803895</text:p>
              </table:table-cell>
              <table:table-cell office:value-type="float" office:value="3.15469817491072">
                <text:p>3.15469817491072</text:p>
              </table:table-cell>
              <table:table-cell office:value-type="float" office:value="3.15469817491072">
                <text:p>3.15469817491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6.5">
                <text:p>156.5</text:p>
              </table:table-cell>
              <table:table-cell office:value-type="float" office:value="4.81492483410093">
                <text:p>4.81492483410093</text:p>
              </table:table-cell>
              <table:table-cell office:value-type="float" office:value="4.81492483410093">
                <text:p>4.81492483410093</text:p>
              </table:table-cell>
              <table:table-cell office:value-type="float" office:value="156.823776907983">
                <text:p>156.823776907983</text:p>
              </table:table-cell>
              <table:table-cell office:value-type="float" office:value="221.3">
                <text:p>221.3</text:p>
              </table:table-cell>
              <table:table-cell office:value-type="float" office:value="3">
                <text:p>3</text:p>
              </table:table-cell>
              <table:table-cell office:value-type="float" office:value="221.782312205842">
                <text:p>221.782312205842</text:p>
              </table:table-cell>
              <table:table-cell office:value-type="float" office:value="4.73204726236608">
                <text:p>4.73204726236608</text:p>
              </table:table-cell>
              <table:table-cell office:value-type="float" office:value="4.73204726236608">
                <text:p>4.73204726236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0">
                <text:p>210</text:p>
              </table:table-cell>
              <table:table-cell office:value-type="float" office:value="6.41989977880124">
                <text:p>6.41989977880124</text:p>
              </table:table-cell>
              <table:table-cell office:value-type="float" office:value="6.41989977880124">
                <text:p>6.41989977880124</text:p>
              </table:table-cell>
              <table:table-cell office:value-type="float" office:value="209.098369210644">
                <text:p>209.098369210644</text:p>
              </table:table-cell>
              <table:table-cell office:value-type="float" office:value="293.1">
                <text:p>293.1</text:p>
              </table:table-cell>
              <table:table-cell office:value-type="float" office:value="4">
                <text:p>4</text:p>
              </table:table-cell>
              <table:table-cell office:value-type="float" office:value="295.709749607789">
                <text:p>295.709749607789</text:p>
              </table:table-cell>
              <table:table-cell office:value-type="float" office:value="6.30939634982144">
                <text:p>6.30939634982144</text:p>
              </table:table-cell>
              <table:table-cell office:value-type="float" office:value="6.30939634982144">
                <text:p>6.30939634982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8.02487472350155">
                <text:p>8.02487472350155</text:p>
              </table:table-cell>
              <table:table-cell office:value-type="float" office:value="8.02487472350155">
                <text:p>8.02487472350155</text:p>
              </table:table-cell>
              <table:table-cell office:value-type="float" office:value="261.372961513305">
                <text:p>261.372961513305</text:p>
              </table:table-cell>
              <table:table-cell office:value-type="float" office:value="367.7">
                <text:p>367.7</text:p>
              </table:table-cell>
              <table:table-cell office:value-type="float" office:value="5">
                <text:p>5</text:p>
              </table:table-cell>
              <table:table-cell office:value-type="float" office:value="369.637187009736">
                <text:p>369.637187009736</text:p>
              </table:table-cell>
              <table:table-cell office:value-type="float" office:value="7.88674543727681">
                <text:p>7.88674543727681</text:p>
              </table:table-cell>
              <table:table-cell office:value-type="float" office:value="7.88674543727681">
                <text:p>7.88674543727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13.9">
                <text:p>313.9</text:p>
              </table:table-cell>
              <table:table-cell office:value-type="float" office:value="9.62984966820187">
                <text:p>9.62984966820187</text:p>
              </table:table-cell>
              <table:table-cell office:value-type="float" office:value="9.62984966820187">
                <text:p>9.62984966820187</text:p>
              </table:table-cell>
              <table:table-cell office:value-type="float" office:value="313.647553815965">
                <text:p>313.647553815965</text:p>
              </table:table-cell>
              <table:table-cell office:value-type="float" office:value="439.5">
                <text:p>439.5</text:p>
              </table:table-cell>
              <table:table-cell office:value-type="float" office:value="6">
                <text:p>6</text:p>
              </table:table-cell>
              <table:table-cell office:value-type="float" office:value="443.564624411684">
                <text:p>443.564624411684</text:p>
              </table:table-cell>
              <table:table-cell office:value-type="float" office:value="9.46409452473217">
                <text:p>9.46409452473217</text:p>
              </table:table-cell>
              <table:table-cell office:value-type="float" office:value="9.46409452473217">
                <text:p>9.46409452473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61">
                <text:p>361</text:p>
              </table:table-cell>
              <table:table-cell office:value-type="float" office:value="11.2348246129022">
                <text:p>11.2348246129022</text:p>
              </table:table-cell>
              <table:table-cell office:value-type="float" office:value="11.2348246129022">
                <text:p>11.2348246129022</text:p>
              </table:table-cell>
              <table:table-cell office:value-type="float" office:value="365.922146118626">
                <text:p>365.922146118626</text:p>
              </table:table-cell>
              <table:table-cell office:value-type="float" office:value="511.8">
                <text:p>511.8</text:p>
              </table:table-cell>
              <table:table-cell office:value-type="float" office:value="7">
                <text:p>7</text:p>
              </table:table-cell>
              <table:table-cell office:value-type="float" office:value="517.492061813631">
                <text:p>517.492061813631</text:p>
              </table:table-cell>
              <table:table-cell office:value-type="float" office:value="11.0414436121875">
                <text:p>11.0414436121875</text:p>
              </table:table-cell>
              <table:table-cell office:value-type="float" office:value="11.0414436121875">
                <text:p>11.041443612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17">
                <text:p>417</text:p>
              </table:table-cell>
              <table:table-cell office:value-type="float" office:value="12.8397995576025">
                <text:p>12.8397995576025</text:p>
              </table:table-cell>
              <table:table-cell office:value-type="float" office:value="12.8397995576025">
                <text:p>12.8397995576025</text:p>
              </table:table-cell>
              <table:table-cell office:value-type="float" office:value="418.196738421287">
                <text:p>418.196738421287</text:p>
              </table:table-cell>
              <table:table-cell office:value-type="float" office:value="587.8">
                <text:p>587.8</text:p>
              </table:table-cell>
              <table:table-cell office:value-type="float" office:value="8">
                <text:p>8</text:p>
              </table:table-cell>
              <table:table-cell office:value-type="float" office:value="591.419499215578">
                <text:p>591.419499215578</text:p>
              </table:table-cell>
              <table:table-cell office:value-type="float" office:value="12.6187926996429">
                <text:p>12.6187926996429</text:p>
              </table:table-cell>
              <table:table-cell office:value-type="float" office:value="12.6187926996429">
                <text:p>12.6187926996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68">
                <text:p>468</text:p>
              </table:table-cell>
              <table:table-cell office:value-type="float" office:value="14.4447745023028">
                <text:p>14.4447745023028</text:p>
              </table:table-cell>
              <table:table-cell office:value-type="float" office:value="14.4447745023028">
                <text:p>14.4447745023028</text:p>
              </table:table-cell>
              <table:table-cell office:value-type="float" office:value="470.471330723948">
                <text:p>470.471330723948</text:p>
              </table:table-cell>
              <table:table-cell office:value-type="float" office:value="652.6">
                <text:p>652.6</text:p>
              </table:table-cell>
              <table:table-cell office:value-type="float" office:value="9">
                <text:p>9</text:p>
              </table:table-cell>
              <table:table-cell office:value-type="float" office:value="665.346936617525">
                <text:p>665.346936617525</text:p>
              </table:table-cell>
              <table:table-cell office:value-type="float" office:value="14.1961417870983">
                <text:p>14.1961417870983</text:p>
              </table:table-cell>
              <table:table-cell office:value-type="float" office:value="14.1961417870983">
                <text:p>14.19614178709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31.5">
                <text:p>531.5</text:p>
              </table:table-cell>
              <table:table-cell office:value-type="float" office:value="16.0497494470031">
                <text:p>16.0497494470031</text:p>
              </table:table-cell>
              <table:table-cell office:value-type="float" office:value="16.0497494470031">
                <text:p>16.0497494470031</text:p>
              </table:table-cell>
              <table:table-cell office:value-type="float" office:value="522.745923026609">
                <text:p>522.745923026609</text:p>
              </table:table-cell>
              <table:table-cell office:value-type="float" office:value="728.4">
                <text:p>728.4</text:p>
              </table:table-cell>
              <table:table-cell office:value-type="float" office:value="10">
                <text:p>10</text:p>
              </table:table-cell>
              <table:table-cell office:value-type="float" office:value="739.274374019473">
                <text:p>739.274374019473</text:p>
              </table:table-cell>
              <table:table-cell office:value-type="float" office:value="15.7734908745536">
                <text:p>15.7734908745536</text:p>
              </table:table-cell>
              <table:table-cell office:value-type="float" office:value="15.7734908745536">
                <text:p>15.7734908745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